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heValidityToSourceValidity.is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ValidityToSourceValidity.CacheValidityToSourceValidity( CacheValidity valid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ValidityToSourceValidity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heValidityToSourceValidity.createValidity( CacheValidity validit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cheValidityToSourceValidity.isValid( SourceValidity newValidit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